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normal"/>
    </style:style>
    <style:style style:name="P2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normal" officeooo:rsid="000d218e" officeooo:paragraph-rsid="000d218e" style:font-size-asian="12.25pt" style:font-size-complex="14pt"/>
    </style:style>
    <style:style style:name="P3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2pt" fo:font-weight="normal"/>
    </style:style>
    <style:style style:name="P4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218e" officeooo:paragraph-rsid="000d218e"/>
    </style:style>
    <style:style style:name="P5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normal"/>
    </style:style>
    <style:style style:name="P6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normal" officeooo:rsid="000d218e" officeooo:paragraph-rsid="000d218e"/>
    </style:style>
    <style:style style:name="P7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0d218e" officeooo:paragraph-rsid="000d218e" style:font-size-asian="10.5pt" style:font-size-complex="12pt"/>
    </style:style>
    <style:style style:name="P8" style:family="paragraph" style:parent-style-name="Normal">
      <style:paragraph-properties fo:text-align="center" style:justify-single-word="false" fo:break-before="page"/>
      <style:text-properties fo:font-size="15pt" fo:font-weight="bold"/>
    </style:style>
    <style:style style:name="P9" style:family="paragraph" style:parent-style-name="Normal">
      <style:paragraph-properties fo:text-align="center" style:justify-single-word="false"/>
      <style:text-properties fo:font-size="15pt" fo:font-weight="bold"/>
    </style:style>
    <style:style style:name="P10" style:family="paragraph" style:parent-style-name="Normal">
      <style:paragraph-properties fo:text-align="center" style:justify-single-word="false"/>
      <style:text-properties fo:font-size="14pt" fo:font-weight="normal"/>
    </style:style>
    <style:style style:name="P11" style:family="paragraph" style:parent-style-name="Normal">
      <style:paragraph-properties fo:text-align="start" style:justify-single-word="false"/>
      <style:text-properties fo:font-size="14pt" fo:font-weight="normal"/>
    </style:style>
    <style:style style:name="P12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218e" officeooo:paragraph-rsid="000d218e"/>
    </style:style>
    <style:style style:name="P13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99b2" officeooo:paragraph-rsid="000d99b2"/>
    </style:style>
    <style:style style:name="T1" style:family="text">
      <style:text-properties officeooo:rsid="000d99b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">Trabalho Prático</text:p>
        <text:p text:style-name="P9">AEDS 1</text:p>
        <text:p text:style-name="P9"/>
        <text:p text:style-name="P10">Tema: Arcade</text:p>
        <text:p text:style-name="P10"/>
        <text:p text:style-name="P10">Grupo</text:p>
        <text:p text:style-name="P10">Rafael Castro Araujo Beirão</text:p>
        <text:p text:style-name="P10">Jõao Gabriel Bicalho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1"/>
        <text:p text:style-name="P1"><text:soft-page-break/></text:p>
        <text:p text:style-name="P1">Introdução</text:p>
        <text:p text:style-name="P3"/>
        <text:p text:style-name="P3">Nesse trabalho, foram implementadas interpretações dos jogos clássicos Pong, Breakout e Space Invaders.</text:p>
        <text:p text:style-name="P3"/>
        <text:p text:style-name="P3">Embora esses jogos utilizem componentes semelhantes, são divididos em 3 módulos separados contidos nas pastas de seus nomes. Cada um desses módulos pode ser dividido em três partes, sendo elas as bibliotecas de entrada e saída de dados modificada para funcionar em Windows e Linux, a seção de renderização, que utiliza uma matriz pré-construida e renderiza ela com sprites em ASCII e a seção de lógica de jogo, que realiza todas as operações lógicas do jogo e prepara a próxima “frame”.</text:p>
        <text:p text:style-name="P3"/>
        <text:p text:style-name="P3">Foram utilizadas algumas bibliotecas padrão, com conio sendo utilizada para optimizar a renderização na versão de Windows.</text:p>
        <text:p text:style-name="P3"/>
        <text:p text:style-name="P3"/>
        <text:p text:style-name="P1">Pong</text:p>
        <text:p text:style-name="P3"/>
        <text:p text:style-name="P3">Em pong, é possível escolher entre jogar com dois jogodores, um jogador e um computador, ou computador contra computador. A inteligência artificial simplesmente segue a coordenada vertical da bola, com uma aleatoreadade implementada para tornar o jogo Player vs COM algo possível de vencer.</text:p>
        <text:p text:style-name="P3"/>
        <text:p text:style-name="P1">Space Invaders</text:p>
        <text:p text:style-name="P5"/>
        <text:p text:style-name="P3">Em Space Invaders, o jogador controla uma nave e tem que destruir todos os inimigos antes que eles atinjam o solo, além de desviar dos tiros dos oponentes. Nesse jogo, os inimigos são expressos <text:s/>como objetos em um vetor, que são transcritos em uma matriz de renderização. Também são objetos o jogador, e os projéteis de ambas as partes, tendo as colizões desses objetos sendo analizadas quando existem dois objetos com as mesmas cordenadas. O jogo acaba quando os inimigos atingem o chão, quando jogador perder todas as vidas, ou quando todos os inimigos forem destruidos.</text:p>
        <text:p text:style-name="P3"/>
        <text:p text:style-name="P1">Breakout</text:p>
        <text:p text:style-name="P1"/>
        <text:p text:style-name="P3">a ser implementado</text:p>
        <text:p text:style-name="P3"/>
        <text:p text:style-name="P3"/>
        <text:p text:style-name="P1">Instalação</text:p>
        <text:p text:style-name="P13">Para instalar o arcade, basta compilar o arquivo contido na pasta principal, chamado “arcade.c” e executar-lo. Esse arquivo irá compilar e executar os jogos quando ordenado.(não funciona em Windows)</text:p>
        <text:p text:style-name="P4"/>
        <text:p text:style-name="P4"><text:span text:style-name="T1">Alternativamente, como os</text:span> <text:span text:style-name="T1">jogos </text:span>são independentes uns dos outros, você <text:span text:style-name="T1">pode</text:span> compilar cada um independentemente. Como nenhuma biblioteca não-padrão foi utilizada, bastará executar o comando</text:p>
        <text:p text:style-name="P4">gcc main.c -o game &amp;&amp; ./game</text:p>
        <text:p text:style-name="P4">em qualquer uma das pastas para compilar e executar o jogo.</text:p>
        <text:p text:style-name="P3"/>
        <text:p text:style-name="P3"/>
        <text:p text:style-name="P2"><text:soft-page-break/></text:p>
        <text:p text:style-name="P2"/>
        <text:p text:style-name="P2"/>
        <text:p text:style-name="P2">Futuro</text:p>
        <text:p text:style-name="P2"/>
        <text:p text:style-name="P7">Embora os jogos estejam completos em si, é possível que mais jogos ou funcionalidades para jogos existentes sejam adcionados ao repositório, além de optimizações do código já existente. Caso tenha interesse, você pode seguir o repositório desse projeto no endereço <text:a xlink:type="simple" xlink:href="https://github.com/castro-joao/arcade" text:style-name="Internet_20_link" text:visited-style-name="Visited_20_Internet_20_Link">https://github.com/castro-joao/arcade</text:a></text:p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pt" fo:country="B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creation-date>2017-06-20T23:29:19.842176868</meta:creation-date>
    <dc:date>2017-06-23T20:49:27.173542444</dc:date>
    <meta:editing-duration>PT8M48S</meta:editing-duration>
    <meta:editing-cycles>2</meta:editing-cycles>
    <meta:document-statistic meta:table-count="0" meta:image-count="0" meta:object-count="0" meta:page-count="3" meta:paragraph-count="23" meta:word-count="387" meta:character-count="2504" meta:non-whitespace-character-count="2139"/>
  </office:meta>
</office:document-meta>
</file>